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3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54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ORRADOR DE FORMATO DE CONCENTIMIENTO INFORMADO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RS-COLOMBIA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Yo </text:p>
          </table:table-cell>
          <table:table-cell table:style-name="ce1"/>
          <table:table-cell office:value-type="string" calcext:value-type="string">
            <text:p>identificado con cédula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permito al JRS-COLOMBIA almacenar mis datos familiares así como los de mi grupo famili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su base de datos con propósitos de seguimiento de ayudas entregadas a mi grupo familiar con el número de caso</text:p>
          </table:table-cell>
          <table:table-cell table:number-columns-repeated="3"/>
          <table:table-cell table:style-name="ce1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_______________________________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.C:</text:p>
          </table:table-cell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1:40:44.812047157</meta:creation-date>
    <dc:date>2020-05-29T11:45:42.960125102</dc:date>
    <meta:editing-duration>PT4M58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